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 style:family="table">
      <style:table-properties style:width="6.691in" table:align="left" style:writing-mode="lr-tb"/>
    </style:style>
    <style:style style:name="Table5.A" style:family="table-column">
      <style:table-column-properties style:column-width="1.3785in"/>
    </style:style>
    <style:style style:name="Table5.B" style:family="table-column">
      <style:table-column-properties style:column-width="3.309in"/>
    </style:style>
    <style:style style:name="Table5.C" style:family="table-column">
      <style:table-column-properties style:column-width="2.003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7d741" officeooo:paragraph-rsid="000ea57b"/>
    </style:style>
    <style:style style:name="P2" style:family="paragraph" style:parent-style-name="Standard">
      <style:text-properties officeooo:rsid="0017d741" officeooo:paragraph-rsid="0015c8b5"/>
    </style:style>
    <style:style style:name="P3" style:family="paragraph" style:parent-style-name="Standard">
      <style:text-properties officeooo:rsid="0013ac08" officeooo:paragraph-rsid="000ea57b"/>
    </style:style>
    <style:style style:name="P4" style:family="paragraph" style:parent-style-name="Standard">
      <style:text-properties officeooo:rsid="0013ac08" officeooo:paragraph-rsid="001200ee"/>
    </style:style>
    <style:style style:name="P5" style:family="paragraph" style:parent-style-name="Standard">
      <style:paragraph-properties fo:text-align="justify" style:justify-single-word="false"/>
      <style:text-properties officeooo:rsid="000ea57b" officeooo:paragraph-rsid="0015c8b5"/>
    </style:style>
    <style:style style:name="P6" style:family="paragraph" style:parent-style-name="Standard">
      <style:text-properties officeooo:rsid="0015c8b5" officeooo:paragraph-rsid="0015c8b5"/>
    </style:style>
    <style:style style:name="P7" style:family="paragraph" style:parent-style-name="Standard">
      <style:paragraph-properties fo:text-align="justify" style:justify-single-word="false"/>
      <style:text-properties officeooo:rsid="00163c78" officeooo:paragraph-rsid="00175701"/>
    </style:style>
    <style:style style:name="P8" style:family="paragraph" style:parent-style-name="Standard">
      <style:text-properties officeooo:rsid="00175701" officeooo:paragraph-rsid="00175701"/>
    </style:style>
    <style:style style:name="P9" style:family="paragraph" style:parent-style-name="Standard">
      <style:paragraph-properties fo:text-align="justify" style:justify-single-word="false"/>
      <style:text-properties officeooo:rsid="00175701" officeooo:paragraph-rsid="00175701"/>
    </style:style>
    <style:style style:name="P10" style:family="paragraph" style:parent-style-name="Standard">
      <style:text-properties officeooo:rsid="001adfaf" officeooo:paragraph-rsid="001adfaf"/>
    </style:style>
    <style:style style:name="P11" style:family="paragraph" style:parent-style-name="Standard">
      <style:text-properties officeooo:rsid="001adfaf" officeooo:paragraph-rsid="001beffc"/>
    </style:style>
    <style:style style:name="P12" style:family="paragraph" style:parent-style-name="Standard">
      <style:paragraph-properties fo:text-align="justify" style:justify-single-word="false"/>
      <style:text-properties officeooo:rsid="001adfaf" officeooo:paragraph-rsid="001adfaf"/>
    </style:style>
    <style:style style:name="P13" style:family="paragraph" style:parent-style-name="Standard">
      <style:text-properties officeooo:rsid="0021ef2e" officeooo:paragraph-rsid="0021ef2e"/>
    </style:style>
    <style:style style:name="P14" style:family="paragraph" style:parent-style-name="Standard">
      <style:paragraph-properties fo:text-align="justify" style:justify-single-word="false"/>
      <style:text-properties officeooo:rsid="0021ef2e" officeooo:paragraph-rsid="0021ef2e"/>
    </style:style>
    <style:style style:name="P15" style:family="paragraph" style:parent-style-name="Table_20_Contents">
      <style:paragraph-properties fo:text-align="start" style:justify-single-word="false"/>
      <style:text-properties officeooo:rsid="0027d195" officeooo:paragraph-rsid="001beffc"/>
    </style:style>
    <style:style style:name="P16" style:family="paragraph" style:parent-style-name="Table_20_Contents">
      <style:paragraph-properties fo:text-align="start" style:justify-single-word="false"/>
      <style:text-properties officeooo:paragraph-rsid="001beffc"/>
    </style:style>
    <style:style style:name="P17" style:family="paragraph" style:parent-style-name="Table_20_Contents">
      <style:paragraph-properties fo:text-align="start" style:justify-single-word="false"/>
      <style:text-properties officeooo:rsid="00288784" officeooo:paragraph-rsid="001beffc"/>
    </style:style>
    <style:style style:name="P18" style:family="paragraph" style:parent-style-name="Table_20_Contents">
      <style:paragraph-properties fo:text-align="start" style:justify-single-word="false"/>
      <style:text-properties officeooo:rsid="00288784" officeooo:paragraph-rsid="001e37c8"/>
    </style:style>
    <style:style style:name="P19" style:family="paragraph" style:parent-style-name="Table_20_Contents">
      <style:paragraph-properties fo:text-align="start" style:justify-single-word="false"/>
      <style:text-properties officeooo:rsid="001daa40" officeooo:paragraph-rsid="001daa40"/>
    </style:style>
    <style:style style:name="P20" style:family="paragraph" style:parent-style-name="Table_20_Contents">
      <style:paragraph-properties fo:text-align="start" style:justify-single-word="false"/>
      <style:text-properties officeooo:rsid="001e37c8" officeooo:paragraph-rsid="001e37c8"/>
    </style:style>
    <style:style style:name="P21" style:family="paragraph" style:parent-style-name="Table_20_Contents">
      <style:paragraph-properties fo:text-align="start" style:justify-single-word="false"/>
      <style:text-properties officeooo:rsid="001f2282" officeooo:paragraph-rsid="001f2282"/>
    </style:style>
    <style:style style:name="P22" style:family="paragraph" style:parent-style-name="Table_20_Contents">
      <style:paragraph-properties fo:text-align="start" style:justify-single-word="false"/>
      <style:text-properties officeooo:rsid="001f3cfe" officeooo:paragraph-rsid="001f3cfe"/>
    </style:style>
    <style:style style:name="P23" style:family="paragraph" style:parent-style-name="Table_20_Contents">
      <style:paragraph-properties fo:text-align="start" style:justify-single-word="false"/>
      <style:text-properties officeooo:rsid="0022b1a3" officeooo:paragraph-rsid="0022b1a3"/>
    </style:style>
    <style:style style:name="P24" style:family="paragraph" style:parent-style-name="Table_20_Contents">
      <style:paragraph-properties fo:text-align="start" style:justify-single-word="false"/>
      <style:text-properties officeooo:rsid="00287ec1" officeooo:paragraph-rsid="00287ec1"/>
    </style:style>
    <style:style style:name="P25" style:family="paragraph" style:parent-style-name="Table_20_Contents">
      <style:paragraph-properties fo:text-align="start" style:justify-single-word="false"/>
      <style:text-properties officeooo:rsid="002a525d" officeooo:paragraph-rsid="002a525d"/>
    </style:style>
    <style:style style:name="P26" style:family="paragraph" style:parent-style-name="Table_20_Contents">
      <style:paragraph-properties fo:text-align="start" style:justify-single-word="false"/>
      <style:text-properties officeooo:rsid="002adae7" officeooo:paragraph-rsid="002adae7"/>
    </style:style>
    <style:style style:name="P27" style:family="paragraph" style:parent-style-name="Table_20_Contents">
      <style:paragraph-properties fo:text-align="start" style:justify-single-word="false"/>
      <style:text-properties officeooo:rsid="002c1c6d" officeooo:paragraph-rsid="002c1c6d"/>
    </style:style>
    <style:style style:name="P28" style:family="paragraph" style:parent-style-name="Table_20_Contents">
      <style:paragraph-properties fo:text-align="start" style:justify-single-word="false"/>
      <style:text-properties officeooo:rsid="002e06c7" officeooo:paragraph-rsid="002e06c7"/>
    </style:style>
    <style:style style:name="P29" style:family="paragraph" style:parent-style-name="Table_20_Contents">
      <style:paragraph-properties fo:text-align="start" style:justify-single-word="false"/>
      <style:text-properties officeooo:rsid="002efa13" officeooo:paragraph-rsid="002efa13"/>
    </style:style>
    <style:style style:name="T1" style:family="text">
      <style:text-properties officeooo:rsid="000ea57b"/>
    </style:style>
    <style:style style:name="T2" style:family="text">
      <style:text-properties officeooo:rsid="000eebb5"/>
    </style:style>
    <style:style style:name="T3" style:family="text">
      <style:text-properties officeooo:rsid="00175701"/>
    </style:style>
    <style:style style:name="T4" style:family="text">
      <style:text-properties officeooo:rsid="0027d195"/>
    </style:style>
    <style:style style:name="T5" style:family="text">
      <style:text-properties officeooo:rsid="001beffc"/>
    </style:style>
    <style:style style:name="T6" style:family="text">
      <style:text-properties officeooo:rsid="001cfc45"/>
    </style:style>
    <style:style style:name="T7" style:family="text">
      <style:text-properties officeooo:rsid="001daa40"/>
    </style:style>
    <style:style style:name="T8" style:family="text">
      <style:text-properties officeooo:rsid="001f2282"/>
    </style:style>
    <style:style style:name="T9" style:family="text">
      <style:text-properties officeooo:rsid="002130b5"/>
    </style:style>
    <style:style style:name="T10" style:family="text">
      <style:text-properties officeooo:rsid="002659bb"/>
    </style:style>
    <style:style style:name="T11" style:family="text">
      <style:text-properties officeooo:rsid="0026b0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1 Frekvensanalys</text:span></text:p>
      <text:p text:style-name="P3"/>
      <text:p text:style-name="P5">För att läsa in filen som ska analyseras, <text:s/>och för att göra frekvensanalys på den, så använder vi oss av funktionen readTextToArray. Som inparametrar tar den en pekare till namnet på filen som ska läsas in och antalet enskilda tecken som vi vill kunna räkna. <text:span text:style-name="T2">Funktionen öppnar filen som ska analyseras och allokerar en tvådimensionell array (h) genom att använda sig av pekare till pekare. <text:s/>Antalet rader bestäms av det värde som vi skickade in till funktionen och representerar antalet tecken som vi har att röra oss med. Antalet kolumner är satt till två, detta eftersom vi kommer använda vår array som en tabell där den första kolumnen innehåller nycklarna, och den andra innehåller ett <text:s/>heltal som motsvarar antalet gånger som vi hittat motsvarande tecken i vår frekvensfil. För att uppnå detta så fyller vi alla arrayplatser i den första kolumnen med heltal som motsvarar det index som värdet befinner sig på (a[0][0]=0, a[1][0]=1 … a[n-1][0]=n-1 där n är antalet tecken vi behöver), och passar också på att nollställa alla värden i den andra kolumnen. Vi hade kunnat använda oss av en endimensionell array och använt dess index som nycklar, om det inte vore för det faktum att vi senare kommer sortera vår tabell efter hur många gånger varje tecken hittas i frekvensfilen, vilket gör att vi måste kunna skilja våra nycklar från arrayens index. Vi läser sedan in ett tecken i taget från vår frekvensfil och eftersom varje tecken i c har ett heltalsvärde, och eftersom våra nycklar fortfarande motsvarar arrayens index, så kan vi enkelt öka värdet i den andra kolumnen med 1 för varje tecken som vi hittar.</text:span></text:p>
      <text:p text:style-name="P4"/>
      <text:p text:style-name="P6">Exempel på tabell?</text:p>
      <text:p text:style-name="P2"/>
      <text:p text:style-name="P6"/>
      <text:p text:style-name="P7">När vi har läst in alla tecken som finns i filen och fyllt på vår tabell med värden så använder vi oss av funktionen tree<text:span text:style-name="T3">sort2dArr, som är en variant av algoritmen Treesort (Floyd, 1964, s.701), för att sortera våra tecken i tabellen i stigande ordning efter antalet gånger som de hittades i frekvensfilen. Vi har anpassat algoritmen för att funka på en tvådimensionell array, där den första kolumnen är nycklar som följer med de värden som sorteras i den andra kolumnen.</text:span></text:p>
      <text:p text:style-name="P8"/>
      <text:p text:style-name="P9">Efter sortering så använder vi oss av funktionen buildForest som tar en tvådimensionell array och ett heltal som input och som output ger en array med pekare till binära träd som endast består av en rotnod. Precis som i funktionerna innan gäller att arrayen är skapad av pekare till pekare och antalet rader ges med ett heltal och antalet kolumner är två. Funktionen skapar en array med pekare till träd och använder funktionen huffTree_create och för att allokera minne för ett träd med en rotnod på varje arrayplats. Funktionen huffTree_setValues används även för att på varje plats i vår nya array sätta in nyckeln och frekvensvärdet från vår frekvenstabell.</text:p>
      <text:p text:style-name="P8"/>
      <text:p text:style-name="P12">När vi har en array med pekare till träd, sorterad från minst till störst med avseende på frekvensvikten, så använder vi oss av funktionen buildHuffTree för att bygga ett färdigt huffmanträd. Med hjälp av funktionen huffTreeMerge så sätts de två träden med minst vikt ihop och bildar ett nytt träd under en ny rot som får teckenvärdet null och summan av vikten hos de träd som läggs ihop som vikt. Båda träden tas bort och det nya trädet sätts in i vår array. För att det ska vara enkelt att hela tiden veta vilka träd som har lägst vikt så ser funktionen till så att arrayen är ordnad efter vikt även efter insättningen genom att den flyttar upp vårt nya träd i arrayen tills den hittar ett träd med en vikt som är högre än det vi sätter in. (Kanske något om ordningen här?). Funktionen returnerar ett färdigkodat huffmanträd.</text:p>
      <text:p text:style-name="P10"/>
      <text:p text:style-name="P10"/>
      <text:p text:style-name="P10"/>
      <text:p text:style-name="P10"/>
      <text:p text:style-name="P10"/>
      <text:p text:style-name="P10"/>
      <text:p text:style-name="P13"><text:soft-page-break/>Datatyp Huffträd</text:p>
      <text:p text:style-name="P13"/>
      <text:p text:style-name="P14">För att skapa vårt kodade huffmanträd så har vi utgått från datatypen ”Oriktat binärt träd” (tree_3cell) av Johan Eliasson som finns att tillgå på kurshemsidan till för kursen DV2: Algoritmer och problemlösning (DV161VT15). Vi har modifierat datatypen så att den ska passa för huffmankodning genom att utöka värdena som varje nod kan ha till två (c<text:span text:style-name="T11">h</text:span>aract<text:span text:style-name="T10">e</text:span>r och weight istället för bara value). Vi har också tagit bort funktioner som man inte ska kunna använda sig av, till exempel så kan man inte manuellt sätta in en nod eftersom det skulle förstöra ett kodat träd, och lagt till en funktion för att kunna skapa ett nytt träd genom att sätta ihop två träd och en funktion för att bygga ett färdigkodat huffmanträd från en array av pekare till träd bestående av endast rotnoder.</text:p>
      <text:p text:style-name="P13"/>
      <text:p text:style-name="P11"/>
      <table:table table:name="Table5" table:style-name="Table5">
        <table:table-column table:style-name="Table5.A"/>
        <table:table-column table:style-name="Table5.B"/>
        <table:table-column table:style-name="Table5.C"/>
        <table:table-row>
          <table:table-cell table:style-name="Table5.A1" office:value-type="string">
            <text:p text:style-name="P15">Operationer:</text:p>
          </table:table-cell>
          <table:table-cell table:style-name="Table5.A1" office:value-type="string">
            <text:p text:style-name="P16"><text:span text:style-name="T4">Beskrivning:</text:span><text:tab/><text:tab/><text:tab/></text:p>
          </table:table-cell>
          <table:table-cell table:style-name="Table5.C1" office:value-type="string">
            <text:p text:style-name="P24">Funktion i huffman.c</text:p>
          </table:table-cell>
        </table:table-row>
        <table:table-row>
          <table:table-cell table:style-name="Table5.A2" office:value-type="string">
            <text:p text:style-name="P17">Create</text:p>
          </table:table-cell>
          <table:table-cell table:style-name="Table5.A2" office:value-type="string">
            <text:p text:style-name="P17">Skapar en <text:span text:style-name="T5">binärt</text:span> <text:span text:style-name="T5">med en rotnod</text:span>.</text:p>
          </table:table-cell>
          <table:table-cell table:style-name="Table5.C2" office:value-type="string">
            <text:p text:style-name="P24">huffTree_create</text:p>
          </table:table-cell>
        </table:table-row>
        <table:table-row>
          <table:table-cell table:style-name="Table5.A2" office:value-type="string">
            <text:p text:style-name="P17">Set-value<text:span text:style-name="T6">s</text:span></text:p>
          </table:table-cell>
          <table:table-cell table:style-name="Table5.A2" office:value-type="string">
            <text:p text:style-name="P17">Sätter e<text:span text:style-name="T6">tt tecken och en vikt på en nod.</text:span></text:p>
          </table:table-cell>
          <table:table-cell table:style-name="Table5.C2" office:value-type="string">
            <text:p text:style-name="P28">huffTree_setValues</text:p>
          </table:table-cell>
        </table:table-row>
        <table:table-row>
          <table:table-cell table:style-name="Table5.A2" office:value-type="string">
            <text:p text:style-name="P19">Root</text:p>
          </table:table-cell>
          <table:table-cell table:style-name="Table5.A2" office:value-type="string">
            <text:p text:style-name="P17">Returnerar <text:span text:style-name="T7">positionen för roten</text:span>.</text:p>
          </table:table-cell>
          <table:table-cell table:style-name="Table5.C2" office:value-type="string">
            <text:p text:style-name="P24">huffTree_root</text:p>
          </table:table-cell>
        </table:table-row>
        <table:table-row>
          <table:table-cell table:style-name="Table5.A2" office:value-type="string">
            <text:p text:style-name="P20">Parent</text:p>
          </table:table-cell>
          <table:table-cell table:style-name="Table5.A2" office:value-type="string">
            <text:p text:style-name="P18">Returnerar <text:span text:style-name="T7">positionen för en nods förälder</text:span>.</text:p>
          </table:table-cell>
          <table:table-cell table:style-name="Table5.C2" office:value-type="string">
            <text:p text:style-name="P26">huffTree_parent</text:p>
          </table:table-cell>
        </table:table-row>
        <table:table-row>
          <table:table-cell table:style-name="Table5.A2" office:value-type="string">
            <text:p text:style-name="P20">Left-child</text:p>
          </table:table-cell>
          <table:table-cell table:style-name="Table5.A2" office:value-type="string">
            <text:p text:style-name="P18">Returnerar <text:span text:style-name="T7">positionen för en nods vänstra barn</text:span>.</text:p>
          </table:table-cell>
          <table:table-cell table:style-name="Table5.C2" office:value-type="string">
            <text:p text:style-name="P25">huffTree_leftChild</text:p>
          </table:table-cell>
        </table:table-row>
        <table:table-row>
          <table:table-cell table:style-name="Table5.A2" office:value-type="string">
            <text:p text:style-name="P20">Right-child</text:p>
          </table:table-cell>
          <table:table-cell table:style-name="Table5.A2" office:value-type="string">
            <text:p text:style-name="P18">Returnerar <text:span text:style-name="T7">positionen för en nods högra barn</text:span>.</text:p>
          </table:table-cell>
          <table:table-cell table:style-name="Table5.C2" office:value-type="string">
            <text:p text:style-name="P25">huffTree_rightChild</text:p>
          </table:table-cell>
        </table:table-row>
        <table:table-row>
          <table:table-cell table:style-name="Table5.A2" office:value-type="string">
            <text:p text:style-name="P19">Has-left-child</text:p>
          </table:table-cell>
          <table:table-cell table:style-name="Table5.A2" office:value-type="string">
            <text:p text:style-name="P19">Testar om noden på en position har något barn till vänster.</text:p>
          </table:table-cell>
          <table:table-cell table:style-name="Table5.C2" office:value-type="string">
            <text:p text:style-name="P24">huffTree_hasLeftChild</text:p>
          </table:table-cell>
        </table:table-row>
        <table:table-row>
          <table:table-cell table:style-name="Table5.A2" office:value-type="string">
            <text:p text:style-name="P17">Has-<text:span text:style-name="T7">right-child</text:span></text:p>
          </table:table-cell>
          <table:table-cell table:style-name="Table5.A2" office:value-type="string">
            <text:p text:style-name="P19">Testar om noden på en position har något barn till höger.</text:p>
          </table:table-cell>
          <table:table-cell table:style-name="Table5.C2" office:value-type="string">
            <text:p text:style-name="P24">huffTree_hasRightChild</text:p>
          </table:table-cell>
        </table:table-row>
        <table:table-row>
          <table:table-cell table:style-name="Table5.A2" office:value-type="string">
            <text:p text:style-name="P21">Has-character</text:p>
          </table:table-cell>
          <table:table-cell table:style-name="Table5.A2" office:value-type="string">
            <text:p text:style-name="P17"><text:span text:style-name="T8">Testar om en nod har ett tecken</text:span>.</text:p>
          </table:table-cell>
          <table:table-cell table:style-name="Table5.C2" office:value-type="string">
            <text:p text:style-name="P27">huffTree_hasCharacter</text:p>
          </table:table-cell>
        </table:table-row>
        <table:table-row>
          <table:table-cell table:style-name="Table5.A2" office:value-type="string">
            <text:p text:style-name="P21">Has-weight</text:p>
          </table:table-cell>
          <table:table-cell table:style-name="Table5.A2" office:value-type="string">
            <text:p text:style-name="P21">Testar om en nod har en vikt.</text:p>
          </table:table-cell>
          <table:table-cell table:style-name="Table5.C2" office:value-type="string">
            <text:p text:style-name="P27">huffTree_hasWeight</text:p>
          </table:table-cell>
        </table:table-row>
        <table:table-row>
          <table:table-cell table:style-name="Table5.A2" office:value-type="string">
            <text:p text:style-name="P21">Inspect-character</text:p>
          </table:table-cell>
          <table:table-cell table:style-name="Table5.A2" office:value-type="string">
            <text:p text:style-name="P21">Returnerar en nods tecken.</text:p>
          </table:table-cell>
          <table:table-cell table:style-name="Table5.C2" office:value-type="string">
            <text:p text:style-name="P27">huffTree_inspectCharacter</text:p>
          </table:table-cell>
        </table:table-row>
        <table:table-row>
          <table:table-cell table:style-name="Table5.A2" office:value-type="string">
            <text:p text:style-name="P21">Inspect-weight</text:p>
          </table:table-cell>
          <table:table-cell table:style-name="Table5.A2" office:value-type="string">
            <text:p text:style-name="P21">Returnerar en nods vikt.</text:p>
          </table:table-cell>
          <table:table-cell table:style-name="Table5.C2" office:value-type="string">
            <text:p text:style-name="P27">huffTree_inspectWeight</text:p>
          </table:table-cell>
        </table:table-row>
        <table:table-row>
          <table:table-cell table:style-name="Table5.A2" office:value-type="string">
            <text:p text:style-name="P23">Delete-node</text:p>
          </table:table-cell>
          <table:table-cell table:style-name="Table5.A2" office:value-type="string">
            <text:p text:style-name="P23">Tar bort en nod. Om noden har barn tas de också bort.</text:p>
          </table:table-cell>
          <table:table-cell table:style-name="Table5.C2" office:value-type="string">
            <text:p text:style-name="P29">huffTree_deleteNode</text:p>
          </table:table-cell>
        </table:table-row>
        <table:table-row>
          <table:table-cell table:style-name="Table5.A2" office:value-type="string">
            <text:p text:style-name="P21">Merge</text:p>
          </table:table-cell>
          <table:table-cell table:style-name="Table5.A2" office:value-type="string">
            <text:p text:style-name="P21">Sätter ihop två träd under en nyskapad rot. Rotens tecken sätts till null och rotens vikt är summan av vikterna hos rötterna på träden som sätts ihop.</text:p>
          </table:table-cell>
          <table:table-cell table:style-name="Table5.C2" office:value-type="string">
            <text:p text:style-name="P28">huffTree_merge</text:p>
          </table:table-cell>
        </table:table-row>
        <table:table-row>
          <table:table-cell table:style-name="Table5.A2" office:value-type="string">
            <text:p text:style-name="P22">Build</text:p>
          </table:table-cell>
          <table:table-cell table:style-name="Table5.A2" office:value-type="string">
            <text:p text:style-name="P22">Bygger ihop ett kodat huffmanträd från en array med pekare till träd. <text:span text:style-name="T9">För att kodningen ska fungera så måste träden från början bestå endast av en rot. De måste även vara </text:span>sorterade från minsta till största vikt.</text:p>
          </table:table-cell>
          <table:table-cell table:style-name="Table5.C2" office:value-type="string">
            <text:p text:style-name="P28">huffTree_build</text:p>
          </table:table-cell>
        </table:table-row>
      </table:table>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5:13:37.267546238</meta:creation-date>
    <meta:generator>LibreOffice/4.2.7.2$Linux_X86_64 LibreOffice_project/420m0$Build-2</meta:generator>
    <dc:date>2015-02-18T20:50:31.334478349</dc:date>
    <meta:editing-duration>PT5H12M18S</meta:editing-duration>
    <meta:editing-cycles>27</meta:editing-cycles>
    <meta:document-statistic meta:table-count="1" meta:image-count="0" meta:object-count="0" meta:page-count="2" meta:paragraph-count="56" meta:word-count="943" meta:character-count="5750" meta:non-whitespace-character-count="4857"/>
  </office:meta>
</office:document-meta>
</file>